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Footer">
      <style:text-properties officeooo:rsid="000edc16" officeooo:paragraph-rsid="000edc16"/>
    </style:style>
    <style:style style:name="P5" style:family="paragraph" style:parent-style-name="Heading_20_1">
      <style:paragraph-properties fo:break-before="page"/>
      <style:text-properties officeooo:paragraph-rsid="0010a852"/>
    </style:style>
    <style:style style:name="P6" style:family="paragraph" style:parent-style-name="Heading_20_1">
      <style:text-properties officeooo:rsid="00180670" officeooo:paragraph-rsid="00180670"/>
    </style:style>
    <style:style style:name="P7" style:family="paragraph" style:parent-style-name="Heading_20_1">
      <style:text-properties officeooo:paragraph-rsid="0010a852"/>
    </style:style>
    <style:style style:name="P8" style:family="paragraph" style:parent-style-name="Heading_20_1">
      <style:text-properties officeooo:rsid="00586d77" officeooo:paragraph-rsid="00586d77"/>
    </style:style>
    <style:style style:name="P9" style:family="paragraph" style:parent-style-name="Heading_20_1">
      <style:text-properties officeooo:rsid="006c8ed5" officeooo:paragraph-rsid="006c8ed5"/>
    </style:style>
    <style:style style:name="P10" style:family="paragraph" style:parent-style-name="Heading_20_2">
      <style:text-properties officeooo:rsid="00180670" officeooo:paragraph-rsid="00180670"/>
    </style:style>
    <style:style style:name="P11" style:family="paragraph" style:parent-style-name="Heading_20_2">
      <style:text-properties officeooo:rsid="0020125c" officeooo:paragraph-rsid="0020125c"/>
    </style:style>
    <style:style style:name="P12" style:family="paragraph" style:parent-style-name="Heading_20_2">
      <style:text-properties officeooo:rsid="002993f4" officeooo:paragraph-rsid="002993f4"/>
    </style:style>
    <style:style style:name="P13" style:family="paragraph" style:parent-style-name="Heading_20_2" style:list-style-name="">
      <style:text-properties officeooo:rsid="002993f4" officeooo:paragraph-rsid="002993f4"/>
    </style:style>
    <style:style style:name="P14" style:family="paragraph" style:parent-style-name="Heading_20_2">
      <style:text-properties officeooo:rsid="00415ac8" officeooo:paragraph-rsid="00415ac8"/>
    </style:style>
    <style:style style:name="P15" style:family="paragraph" style:parent-style-name="Heading_20_2">
      <style:text-properties officeooo:rsid="004cecac" officeooo:paragraph-rsid="004cecac"/>
    </style:style>
    <style:style style:name="P16" style:family="paragraph" style:parent-style-name="Heading_20_2">
      <style:text-properties officeooo:rsid="0059da19" officeooo:paragraph-rsid="0059da19"/>
    </style:style>
    <style:style style:name="P17" style:family="paragraph" style:parent-style-name="Heading_20_2">
      <style:text-properties officeooo:rsid="006101f1" officeooo:paragraph-rsid="006101f1"/>
    </style:style>
    <style:style style:name="P18" style:family="paragraph" style:parent-style-name="Heading_20_2">
      <style:paragraph-properties fo:break-before="page"/>
      <style:text-properties officeooo:rsid="002993f4" officeooo:paragraph-rsid="002993f4"/>
    </style:style>
    <style:style style:name="P19" style:family="paragraph" style:parent-style-name="Heading_20_3">
      <style:text-properties officeooo:rsid="003e83b9" officeooo:paragraph-rsid="003e83b9"/>
    </style:style>
    <style:style style:name="P20" style:family="paragraph" style:parent-style-name="Heading_20_3">
      <style:text-properties officeooo:rsid="003efeda" officeooo:paragraph-rsid="003efeda"/>
    </style:style>
    <style:style style:name="P21" style:family="paragraph" style:parent-style-name="Heading_20_3">
      <style:text-properties officeooo:rsid="003f38ee" officeooo:paragraph-rsid="003f38ee"/>
    </style:style>
    <style:style style:name="P22" style:family="paragraph" style:parent-style-name="Text_20_body">
      <style:text-properties officeooo:rsid="000c35e0" officeooo:paragraph-rsid="000da54b"/>
    </style:style>
    <style:style style:name="P23" style:family="paragraph" style:parent-style-name="Text_20_body">
      <style:text-properties officeooo:paragraph-rsid="0010a852"/>
    </style:style>
    <style:style style:name="P24" style:family="paragraph" style:parent-style-name="Text_20_body">
      <style:text-properties officeooo:paragraph-rsid="00180670"/>
    </style:style>
    <style:style style:name="P25" style:family="paragraph" style:parent-style-name="Text_20_body">
      <style:text-properties officeooo:paragraph-rsid="001f35b0"/>
    </style:style>
    <style:style style:name="P26" style:family="paragraph" style:parent-style-name="Text_20_body">
      <style:text-properties officeooo:rsid="00220104" officeooo:paragraph-rsid="00220104"/>
    </style:style>
    <style:style style:name="P27" style:family="paragraph" style:parent-style-name="Text_20_body">
      <style:text-properties officeooo:rsid="00262573" officeooo:paragraph-rsid="00262573"/>
    </style:style>
    <style:style style:name="P28" style:family="paragraph" style:parent-style-name="Text_20_body">
      <style:text-properties officeooo:rsid="002a593b" officeooo:paragraph-rsid="002a593b"/>
    </style:style>
    <style:style style:name="P29" style:family="paragraph" style:parent-style-name="Text_20_body">
      <style:text-properties officeooo:rsid="00307a0c" officeooo:paragraph-rsid="00307a0c"/>
    </style:style>
    <style:style style:name="P30" style:family="paragraph" style:parent-style-name="Text_20_body">
      <style:text-properties fo:font-weight="bold" officeooo:rsid="00307a0c" officeooo:paragraph-rsid="0030f628" style:font-weight-asian="bold" style:font-weight-complex="bold"/>
    </style:style>
    <style:style style:name="P31" style:family="paragraph" style:parent-style-name="Text_20_body">
      <style:text-properties fo:font-weight="bold" officeooo:rsid="00307a0c" officeooo:paragraph-rsid="00330c08" style:font-weight-asian="bold" style:font-weight-complex="bold"/>
    </style:style>
    <style:style style:name="P32" style:family="paragraph" style:parent-style-name="Text_20_body">
      <style:text-properties fo:font-weight="bold" officeooo:rsid="00307a0c" officeooo:paragraph-rsid="0038527c" style:font-weight-asian="bold" style:font-weight-complex="bold"/>
    </style:style>
    <style:style style:name="P33" style:family="paragraph" style:parent-style-name="Text_20_body">
      <style:text-properties officeooo:paragraph-rsid="0032afd4"/>
    </style:style>
    <style:style style:name="P34" style:family="paragraph" style:parent-style-name="Text_20_body">
      <style:text-properties officeooo:paragraph-rsid="0038527c"/>
    </style:style>
    <style:style style:name="P35" style:family="paragraph" style:parent-style-name="Text_20_body">
      <style:text-properties officeooo:paragraph-rsid="00440076"/>
    </style:style>
    <style:style style:name="P36" style:family="paragraph" style:parent-style-name="Text_20_body">
      <style:text-properties officeooo:rsid="0046d085" officeooo:paragraph-rsid="0046d085"/>
    </style:style>
    <style:style style:name="P37" style:family="paragraph" style:parent-style-name="Text_20_body">
      <style:text-properties officeooo:rsid="004e30f4" officeooo:paragraph-rsid="004e30f4"/>
    </style:style>
    <style:style style:name="P38" style:family="paragraph" style:parent-style-name="Text_20_body">
      <style:text-properties officeooo:rsid="005a4d0e" officeooo:paragraph-rsid="005a4d0e"/>
    </style:style>
    <style:style style:name="P39" style:family="paragraph" style:parent-style-name="Text_20_body">
      <style:text-properties officeooo:rsid="005af505" officeooo:paragraph-rsid="005af505"/>
    </style:style>
    <style:style style:name="P40" style:family="paragraph" style:parent-style-name="Text_20_body">
      <style:text-properties officeooo:rsid="005b8b65" officeooo:paragraph-rsid="005b8b65"/>
    </style:style>
    <style:style style:name="P41" style:family="paragraph" style:parent-style-name="Text_20_body">
      <style:text-properties officeooo:paragraph-rsid="005dd336"/>
    </style:style>
    <style:style style:name="P42" style:family="paragraph" style:parent-style-name="Text_20_body">
      <style:text-properties officeooo:rsid="005e72f3" officeooo:paragraph-rsid="005e72f3"/>
    </style:style>
    <style:style style:name="P43" style:family="paragraph" style:parent-style-name="Text_20_body">
      <style:text-properties officeooo:rsid="0063c85c" officeooo:paragraph-rsid="0063c85c"/>
    </style:style>
    <style:style style:name="P44" style:family="paragraph" style:parent-style-name="Text_20_body">
      <style:text-properties officeooo:rsid="0063c85c" officeooo:paragraph-rsid="0066c867"/>
    </style:style>
    <style:style style:name="P45" style:family="paragraph" style:parent-style-name="Text_20_body">
      <style:text-properties officeooo:paragraph-rsid="0065089f"/>
    </style:style>
    <style:style style:name="P46" style:family="paragraph" style:parent-style-name="Text_20_body">
      <style:text-properties officeooo:paragraph-rsid="0067aa35"/>
    </style:style>
    <style:style style:name="P47" style:family="paragraph" style:parent-style-name="Text_20_body">
      <style:text-properties officeooo:rsid="0068c5e7" officeooo:paragraph-rsid="0068c5e7"/>
    </style:style>
    <style:style style:name="P48" style:family="paragraph" style:parent-style-name="Text_20_body">
      <style:text-properties officeooo:rsid="0068d825" officeooo:paragraph-rsid="0068d825"/>
    </style:style>
    <style:style style:name="P49" style:family="paragraph" style:parent-style-name="Text_20_body">
      <style:text-properties officeooo:paragraph-rsid="006c8ed5"/>
    </style:style>
    <style:style style:name="P50" style:family="paragraph" style:parent-style-name="Text_20_body">
      <style:text-properties officeooo:rsid="006eb826" officeooo:paragraph-rsid="006eb826"/>
    </style:style>
    <style:style style:name="P51" style:family="paragraph" style:parent-style-name="Text_20_body">
      <style:text-properties officeooo:rsid="00772fcd" officeooo:paragraph-rsid="00772fcd"/>
    </style:style>
    <style:style style:name="P52" style:family="paragraph" style:parent-style-name="Text_20_body">
      <style:text-properties officeooo:paragraph-rsid="008a03b6"/>
    </style:style>
    <style:style style:name="P53" style:family="paragraph" style:parent-style-name="Text_20_body">
      <style:text-properties officeooo:rsid="0099c80c" officeooo:paragraph-rsid="0099c80c"/>
    </style:style>
    <style:style style:name="P54" style:family="paragraph" style:parent-style-name="Text_20_body">
      <style:text-properties officeooo:rsid="009b07bc" officeooo:paragraph-rsid="009f3c22"/>
    </style:style>
    <style:style style:name="P55" style:family="paragraph" style:parent-style-name="Text_20_body">
      <style:text-properties officeooo:rsid="00a29801" officeooo:paragraph-rsid="00a29801"/>
    </style:style>
    <style:style style:name="P56" style:family="paragraph" style:parent-style-name="Text_20_body">
      <style:text-properties officeooo:rsid="00a467d6" officeooo:paragraph-rsid="00a467d6"/>
    </style:style>
    <style:style style:name="P57" style:family="paragraph" style:parent-style-name="Text_20_body">
      <style:text-properties officeooo:rsid="00a6b2e1" officeooo:paragraph-rsid="00a6b2e1"/>
    </style:style>
    <style:style style:name="P58" style:family="paragraph" style:parent-style-name="Text_20_body">
      <style:paragraph-properties fo:break-before="page"/>
      <style:text-properties officeooo:rsid="004e30f4" officeooo:paragraph-rsid="004e30f4"/>
    </style:style>
    <style:style style:name="P59" style:family="paragraph" style:parent-style-name="Text_20_body">
      <style:paragraph-properties fo:break-before="page"/>
      <style:text-properties officeooo:rsid="0068d825" officeooo:paragraph-rsid="0068d825"/>
    </style:style>
    <style:style style:name="P60" style:family="paragraph" style:parent-style-name="Text_20_body">
      <style:paragraph-properties fo:break-before="page"/>
      <style:text-properties officeooo:rsid="009b07bc" officeooo:paragraph-rsid="009b07bc"/>
    </style:style>
    <style:style style:name="P61" style:family="paragraph" style:parent-style-name="Title">
      <style:text-properties officeooo:rsid="000c35e0" officeooo:paragraph-rsid="000da54b"/>
    </style:style>
    <style:style style:name="T1" style:family="text">
      <style:text-properties officeooo:rsid="0010a852"/>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style:text-underline-style="none" fo:font-weight="bold" officeooo:rsid="00440076"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1f35b0"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35b0" style:font-style-asian="italic" style:font-weight-asian="bold" style:font-style-complex="italic" style:font-weight-complex="bold"/>
    </style:style>
    <style:style style:name="T8" style:family="text">
      <style:text-properties fo:font-style="italic" fo:font-weight="bold" officeooo:rsid="001afc27" style:font-style-asian="italic" style:font-weight-asian="bold" style:font-style-complex="italic" style:font-weight-complex="bold"/>
    </style:style>
    <style:style style:name="T9" style:family="text">
      <style:text-properties fo:font-style="italic" fo:font-weight="bold" officeooo:rsid="00487a74" style:font-style-asian="italic" style:font-weight-asian="bold" style:font-style-complex="italic" style:font-weight-complex="bold"/>
    </style:style>
    <style:style style:name="T10" style:family="text">
      <style:text-properties fo:font-style="italic" fo:font-weight="bold" officeooo:rsid="004a5080" style:font-style-asian="italic" style:font-weight-asian="bold" style:font-style-complex="italic" style:font-weight-complex="bold"/>
    </style:style>
    <style:style style:name="T11" style:family="text">
      <style:text-properties fo:font-style="italic" fo:font-weight="bold" officeooo:rsid="00500fb5" style:font-style-asian="italic" style:font-weight-asian="bold" style:font-style-complex="italic" style:font-weight-complex="bold"/>
    </style:style>
    <style:style style:name="T12" style:family="text">
      <style:text-properties fo:font-style="italic" fo:font-weight="bold" officeooo:rsid="0051b21e" style:font-style-asian="italic" style:font-weight-asian="bold" style:font-style-complex="italic" style:font-weight-complex="bold"/>
    </style:style>
    <style:style style:name="T13" style:family="text">
      <style:text-properties fo:font-style="italic" fo:font-weight="bold" officeooo:rsid="0077a2ba" style:font-style-asian="italic" style:font-weight-asian="bold" style:font-style-complex="italic" style:font-weight-complex="bold"/>
    </style:style>
    <style:style style:name="T14" style:family="text">
      <style:text-properties fo:font-style="italic" fo:font-weight="bold" officeooo:rsid="007b21fb" style:font-style-asian="italic" style:font-weight-asian="bold" style:font-style-complex="italic" style:font-weight-complex="bold"/>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none" fo:font-weight="normal" officeooo:rsid="000c3856" style:font-style-asian="normal" style:font-weight-asian="normal" style:font-style-complex="normal" style:font-weight-complex="normal"/>
    </style:style>
    <style:style style:name="T17" style:family="text">
      <style:text-properties fo:font-style="normal" style:text-underline-style="none" fo:font-weight="normal" officeooo:rsid="000a73b3" style:font-style-asian="normal" style:font-weight-asian="normal" style:font-style-complex="normal" style:font-weight-complex="normal"/>
    </style:style>
    <style:style style:name="T18" style:family="text">
      <style:text-properties fo:font-style="normal" officeooo:rsid="001afc27" style:font-style-asian="normal" style:font-style-complex="normal"/>
    </style:style>
    <style:style style:name="T19" style:family="text">
      <style:text-properties fo:font-style="normal" officeooo:rsid="001f35b0"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53128" style:font-style-asian="normal" style:font-weight-asian="normal" style:font-style-complex="normal" style:font-weight-complex="normal"/>
    </style:style>
    <style:style style:name="T22" style:family="text">
      <style:text-properties fo:font-style="normal" fo:font-weight="normal" officeooo:rsid="00487a74" style:font-style-asian="normal" style:font-weight-asian="normal" style:font-style-complex="normal" style:font-weight-complex="normal"/>
    </style:style>
    <style:style style:name="T23" style:family="text">
      <style:text-properties fo:font-style="normal" fo:font-weight="normal" officeooo:rsid="004a5080" style:font-style-asian="normal" style:font-weight-asian="normal" style:font-style-complex="normal" style:font-weight-complex="normal"/>
    </style:style>
    <style:style style:name="T24" style:family="text">
      <style:text-properties fo:font-style="normal" fo:font-weight="normal" officeooo:rsid="004c0d24" style:font-style-asian="normal" style:font-weight-asian="normal" style:font-style-complex="normal" style:font-weight-complex="normal"/>
    </style:style>
    <style:style style:name="T25" style:family="text">
      <style:text-properties fo:font-style="normal" fo:font-weight="normal" officeooo:rsid="00500fb5" style:font-style-asian="normal" style:font-weight-asian="normal" style:font-style-complex="normal" style:font-weight-complex="normal"/>
    </style:style>
    <style:style style:name="T26" style:family="text">
      <style:text-properties fo:font-style="normal" fo:font-weight="normal" officeooo:rsid="0051b21e" style:font-style-asian="normal" style:font-weight-asian="normal" style:font-style-complex="normal" style:font-weight-complex="normal"/>
    </style:style>
    <style:style style:name="T27" style:family="text">
      <style:text-properties fo:font-style="normal" fo:font-weight="normal" officeooo:rsid="0077a2ba" style:font-style-asian="normal" style:font-weight-asian="normal" style:font-style-complex="normal" style:font-weight-complex="normal"/>
    </style:style>
    <style:style style:name="T28" style:family="text">
      <style:text-properties fo:font-style="normal" fo:font-weight="normal" officeooo:rsid="0079357a" style:font-style-asian="normal" style:font-weight-asian="normal" style:font-style-complex="normal" style:font-weight-complex="normal"/>
    </style:style>
    <style:style style:name="T29" style:family="text">
      <style:text-properties fo:font-style="normal" fo:font-weight="normal" officeooo:rsid="007b21fb" style:font-style-asian="normal" style:font-weight-asian="normal" style:font-style-complex="normal" style:font-weight-complex="normal"/>
    </style:style>
    <style:style style:name="T30" style:family="text">
      <style:text-properties fo:font-style="normal" fo:font-weight="normal" officeooo:rsid="007c287a" style:font-style-asian="normal" style:font-weight-asian="normal" style:font-style-complex="normal" style:font-weight-complex="normal"/>
    </style:style>
    <style:style style:name="T31" style:family="text">
      <style:text-properties fo:font-style="normal" fo:font-weight="normal" officeooo:rsid="007d4b6b" style:font-style-asian="normal" style:font-weight-asian="normal" style:font-style-complex="normal" style:font-weight-complex="normal"/>
    </style:style>
    <style:style style:name="T32" style:family="text">
      <style:text-properties fo:font-style="normal" fo:font-weight="normal" officeooo:rsid="00874df1" style:font-style-asian="normal" style:font-weight-asian="normal" style:font-style-complex="normal" style:font-weight-complex="normal"/>
    </style:style>
    <style:style style:name="T33" style:family="text">
      <style:text-properties fo:font-style="normal" fo:font-weight="normal" officeooo:rsid="0088c868" style:font-style-asian="normal" style:font-weight-asian="normal" style:font-style-complex="normal" style:font-weight-complex="normal"/>
    </style:style>
    <style:style style:name="T34" style:family="text">
      <style:text-properties fo:font-style="normal" fo:font-weight="normal" officeooo:rsid="0088dbc2" style:font-style-asian="normal" style:font-weight-asian="normal" style:font-style-complex="normal" style:font-weight-complex="normal"/>
    </style:style>
    <style:style style:name="T35" style:family="text">
      <style:text-properties fo:font-style="normal" fo:font-weight="normal" officeooo:rsid="008f110e" style:font-style-asian="normal" style:font-weight-asian="normal" style:font-style-complex="normal" style:font-weight-complex="normal"/>
    </style:style>
    <style:style style:name="T36" style:family="text">
      <style:text-properties fo:font-style="normal" fo:font-weight="normal" officeooo:rsid="008a03b6" style:font-style-asian="normal" style:font-weight-asian="normal" style:font-style-complex="normal" style:font-weight-complex="normal"/>
    </style:style>
    <style:style style:name="T37" style:family="text">
      <style:text-properties fo:font-style="normal" fo:font-weight="normal" officeooo:rsid="0092d7b7" style:font-style-asian="normal" style:font-weight-asian="normal" style:font-style-complex="normal" style:font-weight-complex="normal"/>
    </style:style>
    <style:style style:name="T38" style:family="text">
      <style:text-properties fo:font-style="normal" fo:font-weight="normal" officeooo:rsid="0093d458" style:font-style-asian="normal" style:font-weight-asian="normal" style:font-style-complex="normal" style:font-weight-complex="normal"/>
    </style:style>
    <style:style style:name="T39" style:family="text">
      <style:text-properties fo:font-style="normal" fo:font-weight="normal" officeooo:rsid="009465da" style:font-style-asian="normal" style:font-weight-asian="normal" style:font-style-complex="normal" style:font-weight-complex="normal"/>
    </style:style>
    <style:style style:name="T40" style:family="text">
      <style:text-properties fo:font-style="normal" fo:font-weight="normal" officeooo:rsid="00959a6a" style:font-style-asian="normal" style:font-weight-asian="normal" style:font-style-complex="normal" style:font-weight-complex="normal"/>
    </style:style>
    <style:style style:name="T41" style:family="text">
      <style:text-properties fo:font-style="normal" fo:font-weight="normal" officeooo:rsid="00979f6d" style:font-style-asian="normal" style:font-weight-asian="normal" style:font-style-complex="normal" style:font-weight-complex="normal"/>
    </style:style>
    <style:style style:name="T42" style:family="text">
      <style:text-properties fo:font-style="normal" fo:font-weight="normal" officeooo:rsid="0098b4c6" style:font-style-asian="normal" style:font-weight-asian="normal" style:font-style-complex="normal" style:font-weight-complex="normal"/>
    </style:style>
    <style:style style:name="T43" style:family="text">
      <style:text-properties fo:font-style="normal" fo:font-weight="normal" officeooo:rsid="009960fc" style:font-style-asian="normal" style:font-weight-asian="normal" style:font-style-complex="normal" style:font-weight-complex="normal"/>
    </style:style>
    <style:style style:name="T44" style:family="text">
      <style:text-properties fo:font-style="normal" fo:font-weight="normal" officeooo:rsid="0099c80c" style:font-style-asian="normal" style:font-weight-asian="normal" style:font-style-complex="normal" style:font-weight-complex="normal"/>
    </style:style>
    <style:style style:name="T45" style:family="text">
      <style:text-properties fo:font-style="normal" fo:font-weight="normal" officeooo:rsid="009f3c22" style:font-style-asian="normal" style:font-weight-asian="normal" style:font-style-complex="normal" style:font-weight-complex="normal"/>
    </style:style>
    <style:style style:name="T46" style:family="text">
      <style:text-properties fo:font-style="normal" fo:font-weight="normal" officeooo:rsid="00a52f87" style:font-style-asian="normal" style:font-weight-asian="normal" style:font-style-complex="normal" style:font-weight-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77a2ba" style:font-style-asian="normal" style:font-weight-asian="bold" style:font-style-complex="normal" style:font-weight-complex="bold"/>
    </style:style>
    <style:style style:name="T49" style:family="text">
      <style:text-properties officeooo:rsid="001afc27"/>
    </style:style>
    <style:style style:name="T50" style:family="text">
      <style:text-properties fo:font-weight="bold" style:font-weight-asian="bold" style:font-weight-complex="bold"/>
    </style:style>
    <style:style style:name="T51" style:family="text">
      <style:text-properties fo:font-weight="bold" officeooo:rsid="0030f628" style:font-weight-asian="bold" style:font-weight-complex="bold"/>
    </style:style>
    <style:style style:name="T52" style:family="text">
      <style:text-properties fo:font-weight="bold" officeooo:rsid="00307a0c" style:font-weight-asian="bold" style:font-weight-complex="bold"/>
    </style:style>
    <style:style style:name="T53" style:family="text">
      <style:text-properties fo:font-weight="bold" officeooo:rsid="0032afd4" style:font-weight-asian="bold" style:font-weight-complex="bold"/>
    </style:style>
    <style:style style:name="T54" style:family="text">
      <style:text-properties fo:font-weight="bold" officeooo:rsid="00330c08" style:font-weight-asian="bold" style:font-weight-complex="bold"/>
    </style:style>
    <style:style style:name="T55" style:family="text">
      <style:text-properties fo:font-weight="bold" officeooo:rsid="003a133b" style:font-weight-asian="bold" style:font-weight-complex="bold"/>
    </style:style>
    <style:style style:name="T56" style:family="text">
      <style:text-properties fo:font-weight="bold" officeooo:rsid="004ffe8b" style:font-weight-asian="bold" style:font-weight-complex="bold"/>
    </style:style>
    <style:style style:name="T57" style:family="text">
      <style:text-properties fo:font-weight="bold" officeooo:rsid="005dd336" style:font-weight-asian="bold" style:font-weight-complex="bold"/>
    </style:style>
    <style:style style:name="T58" style:family="text">
      <style:text-properties fo:font-weight="bold" officeooo:rsid="0065089f" style:font-weight-asian="bold" style:font-weight-complex="bold"/>
    </style:style>
    <style:style style:name="T59" style:family="text">
      <style:text-properties fo:font-weight="bold" officeooo:rsid="0066c867" style:font-weight-asian="bold" style:font-weight-complex="bold"/>
    </style:style>
    <style:style style:name="T60" style:family="text">
      <style:text-properties fo:font-weight="bold" officeooo:rsid="0063c85c" style:font-weight-asian="bold" style:font-weight-complex="bold"/>
    </style:style>
    <style:style style:name="T61" style:family="text">
      <style:text-properties fo:font-weight="bold" officeooo:rsid="0067aa35"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030f628" style:font-weight-asian="normal" style:font-weight-complex="normal"/>
    </style:style>
    <style:style style:name="T64" style:family="text">
      <style:text-properties fo:font-weight="normal" officeooo:rsid="005cf09c" style:font-weight-asian="normal" style:font-weight-complex="normal"/>
    </style:style>
    <style:style style:name="T65" style:family="text">
      <style:text-properties fo:font-weight="normal" officeooo:rsid="005dd336" style:font-weight-asian="normal" style:font-weight-complex="normal"/>
    </style:style>
    <style:style style:name="T66" style:family="text">
      <style:text-properties fo:font-weight="normal" officeooo:rsid="005e453d" style:font-weight-asian="normal" style:font-weight-complex="normal"/>
    </style:style>
    <style:style style:name="T67" style:family="text">
      <style:text-properties fo:font-weight="normal" officeooo:rsid="0065089f" style:font-weight-asian="normal" style:font-weight-complex="normal"/>
    </style:style>
    <style:style style:name="T68" style:family="text">
      <style:text-properties fo:font-weight="normal" officeooo:rsid="0066c867" style:font-weight-asian="normal" style:font-weight-complex="normal"/>
    </style:style>
    <style:style style:name="T69" style:family="text">
      <style:text-properties fo:font-weight="normal" officeooo:rsid="00676f72" style:font-weight-asian="normal" style:font-weight-complex="normal"/>
    </style:style>
    <style:style style:name="T70" style:family="text">
      <style:text-properties fo:font-weight="normal" officeooo:rsid="0063c85c" style:font-weight-asian="normal" style:font-weight-complex="normal"/>
    </style:style>
    <style:style style:name="T71" style:family="text">
      <style:text-properties fo:font-weight="normal" officeooo:rsid="0067aa35" style:font-weight-asian="normal" style:font-weight-complex="normal"/>
    </style:style>
    <style:style style:name="T72" style:family="text">
      <style:text-properties officeooo:rsid="00307a0c"/>
    </style:style>
    <style:style style:name="T73" style:family="text">
      <style:text-properties officeooo:rsid="0030f628"/>
    </style:style>
    <style:style style:name="T74" style:family="text">
      <style:text-properties officeooo:rsid="0032afd4"/>
    </style:style>
    <style:style style:name="T75" style:family="text">
      <style:text-properties officeooo:rsid="00330c08"/>
    </style:style>
    <style:style style:name="T76" style:family="text">
      <style:text-properties officeooo:rsid="00351772"/>
    </style:style>
    <style:style style:name="T77" style:family="text">
      <style:text-properties officeooo:rsid="00369a7f"/>
    </style:style>
    <style:style style:name="T78" style:family="text">
      <style:text-properties officeooo:rsid="0038fb19"/>
    </style:style>
    <style:style style:name="T79" style:family="text">
      <style:text-properties officeooo:rsid="003ae532"/>
    </style:style>
    <style:style style:name="T80" style:family="text">
      <style:text-properties officeooo:rsid="003c1920"/>
    </style:style>
    <style:style style:name="T81" style:family="text">
      <style:text-properties officeooo:rsid="003da741"/>
    </style:style>
    <style:style style:name="T82" style:family="text">
      <style:text-properties officeooo:rsid="00440076"/>
    </style:style>
    <style:style style:name="T83" style:family="text">
      <style:text-properties officeooo:rsid="0044e67a"/>
    </style:style>
    <style:style style:name="T84" style:family="text">
      <style:text-properties officeooo:rsid="004f7ff0"/>
    </style:style>
    <style:style style:name="T85" style:family="text">
      <style:text-properties officeooo:rsid="004ffe8b"/>
    </style:style>
    <style:style style:name="T86" style:family="text">
      <style:text-properties officeooo:rsid="00500fb5"/>
    </style:style>
    <style:style style:name="T87" style:family="text">
      <style:text-properties officeooo:rsid="005695a3"/>
    </style:style>
    <style:style style:name="T88" style:family="text">
      <style:text-properties officeooo:rsid="00701a60"/>
    </style:style>
    <style:style style:name="T89" style:family="text">
      <style:text-properties officeooo:rsid="00721ad3"/>
    </style:style>
    <style:style style:name="T90" style:family="text">
      <style:text-properties officeooo:rsid="00733465"/>
    </style:style>
    <style:style style:name="T91" style:family="text">
      <style:text-properties officeooo:rsid="0077a2ba"/>
    </style:style>
    <style:style style:name="T92" style:family="text">
      <style:text-properties officeooo:rsid="0082b59a"/>
    </style:style>
    <style:style style:name="T93" style:family="text">
      <style:text-properties officeooo:rsid="0085af2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Projet de Compilation <text:s text:c="3"/>Compilateur de code écrit en TPC</text:p>
      <text:p text:style-name="P22"/>
      <text:p text:style-name="P22"/>
      <text:p text:style-name="P22"><text: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text:a xlink:type="simple" xlink:href="#__RefHeading___Toc347_977453358" text:style-name="Index_20_Link" text:visited-style-name="Index_20_Link">Description du projet<text:tab/>2</text:a></text:p>
          <text:p text:style-name="P1"><text:a xlink:type="simple" xlink:href="#__RefHeading___Toc439_977453358" text:style-name="Index_20_Link" text:visited-style-name="Index_20_Link">Mode d’emploi<text:tab/>2</text:a></text:p>
          <text:p text:style-name="P2"><text:a xlink:type="simple" xlink:href="#__RefHeading___Toc441_977453358" text:style-name="Index_20_Link" text:visited-style-name="Index_20_Link">Compilation du projet<text:tab/>2</text:a></text:p>
          <text:p text:style-name="P2"><text:a xlink:type="simple" xlink:href="#__RefHeading___Toc789_977453358" text:style-name="Index_20_Link" text:visited-style-name="Index_20_Link">Exécution du projet<text:tab/>2</text:a></text:p>
          <text:p text:style-name="P2"><text:a xlink:type="simple" xlink:href="#__RefHeading___Toc791_977453358" text:style-name="Index_20_Link" text:visited-style-name="Index_20_Link">Options du programme<text:tab/>3</text:a></text:p>
          <text:p text:style-name="P3"><text:a xlink:type="simple" xlink:href="#__RefHeading___Toc793_977453358" text:style-name="Index_20_Link" text:visited-style-name="Index_20_Link">Arbre abstrait<text:tab/>3</text:a></text:p>
          <text:p text:style-name="P3"><text:a xlink:type="simple" xlink:href="#__RefHeading___Toc795_977453358" text:style-name="Index_20_Link" text:visited-style-name="Index_20_Link">Tables des symboles<text:tab/>3</text:a></text:p>
          <text:p text:style-name="P3"><text:a xlink:type="simple" xlink:href="#__RefHeading___Toc797_977453358" text:style-name="Index_20_Link" text:visited-style-name="Index_20_Link">Aide<text:tab/>3</text:a></text:p>
          <text:p text:style-name="P2"><text:a xlink:type="simple" xlink:href="#__RefHeading___Toc869_977453358" text:style-name="Index_20_Link" text:visited-style-name="Index_20_Link">Exécution du script Bash<text:tab/>3</text:a></text:p>
          <text:p text:style-name="P2"><text:a xlink:type="simple" xlink:href="#__RefHeading___Toc1001_977453358" text:style-name="Index_20_Link" text:visited-style-name="Index_20_Link">Rajout de fichiers test personnels<text:tab/>3</text:a></text:p>
          <text:p text:style-name="P1"><text:a xlink:type="simple" xlink:href="#__RefHeading___Toc1195_977453358" text:style-name="Index_20_Link" text:visited-style-name="Index_20_Link">Architecture<text:tab/>4</text:a></text:p>
          <text:p text:style-name="P2"><text:a xlink:type="simple" xlink:href="#__RefHeading___Toc1197_977453358" text:style-name="Index_20_Link" text:visited-style-name="Index_20_Link">Organisation du projet<text:tab/>4</text:a></text:p>
          <text:p text:style-name="P2"><text:a xlink:type="simple" xlink:href="#__RefHeading___Toc1199_977453358" text:style-name="Index_20_Link" text:visited-style-name="Index_20_Link">Modularité<text:tab/>4</text:a></text:p>
          <text:p text:style-name="P1"><text:a xlink:type="simple" xlink:href="#__RefHeading___Toc1231_977453358" text:style-name="Index_20_Link" text:visited-style-name="Index_20_Link">Difficultés rencontrées<text:tab/>5</text:a></text:p>
          <text:p text:style-name="P1"><text:a xlink:type="simple" xlink:href="#__RefHeading___Toc1803_977453358" text:style-name="Index_20_Link" text:visited-style-name="Index_20_Link">Expérience d’apprentissage<text:tab/>6</text:a></text:p>
        </text:index-body>
      </text:table-of-content>
      <text:p text:style-name="Footer"/>
      <text:h text:style-name="P5" text:outline-level="1"/>
      <text:h text:style-name="P7" text:outline-level="1"><text:bookmark-start text:name="__RefHeading___Toc347_977453358"/><text:span text:style-name="T1">Description du projet</text:span><text:bookmark-end text:name="__RefHeading___Toc347_977453358"/></text:h>
      <text:p text:style-name="P23">Ce projet a consisté à créer un compilateur pour un langage appelé <text:span text:style-name="T2">tpc</text:span><text:span text:style-name="T15">. Nous avions comme tâche de créer une grammaire pour analyser </text:span><text:span text:style-name="T16">syntaxiquement</text:span><text:span text:style-name="T15"> le code source écrit en tpc, pour cela nous avons utiliser </text:span><text:span text:style-name="T17">des langages comme </text:span><text:span text:style-name="T2">Flex</text:span><text:span text:style-name="T15"> et </text:span><text:span text:style-name="T2">Bison.</text:span><text:span text:style-name="T15"> </text:span><text:span text:style-name="T16">Nous devions ensuite générer l’arbre abstrait et la tables des symboles. Ensuite, nous devions nous pencher sur les erreurs syntaxiques qui peuvent se glisser dans le code source. Enfin si le code passait l’analyse syntaxique et sémantique, alors on devait le traduire en assembleur afin de créer le fichier cible pour au final créer l’exécutable permettant d’exécuter notre code source.</text:span></text:p>
      <text:p text:style-name="P23"><text:span text:style-name="T16"/></text:p>
      <text:p text:style-name="P23"><text:span text:style-name="T16"/></text:p>
      <text:h text:style-name="P6" text:outline-level="1"><text:bookmark-start text:name="__RefHeading___Toc439_977453358"/>Mode d’emploi<text:bookmark-end text:name="__RefHeading___Toc439_977453358"/></text:h>
      <text:h text:style-name="P10" text:outline-level="2"><text:bookmark-start text:name="__RefHeading___Toc441_977453358"/>Compilation du projet<text:bookmark-end text:name="__RefHeading___Toc441_977453358"/></text:h>
      <text:p text:style-name="P24">Pour compiler le projet, veuillez ouvrir un terminal et vous placer dans le répertoire du projet qui contient un <text:span text:style-name="T4">makefile</text:span> ainsi que les différents fichiers et dossiers nécessaires.</text:p>
      <text:p text:style-name="P24">Tapez ensuite la commande <text:span text:style-name="T6">make</text:span> dans le terminal afin de compiler le projet.</text:p>
      <text:p text:style-name="P24">Un exécutable avec le nom <text:span text:style-name="T8">tpcc</text:span> devrait alors être crée <text:span text:style-name="T49">dans le répertoire </text:span><text:span text:style-name="T8">bin</text:span><text:span text:style-name="T18">.</text:span></text:p>
      <text:p text:style-name="P25"><text:span text:style-name="T18">P</text:span><text:span text:style-name="T19">our supprimer les différents fichiers objet crées, il suffit d’entrer la commande </text:span><text:span text:style-name="T7">make clean</text:span><text:span text:style-name="T19"> dans le terminal.</text:span></text:p>
      <text:p text:style-name="P25"><text:span text:style-name="T19">Pour supprimer l’exécutable et les fichiers objets, il suffit d’entrer la commande </text:span><text:span text:style-name="T5">make vacuum</text:span><text:span text:style-name="T19"> dans le terminal.</text:span></text:p>
      <text:p text:style-name="P25"><text:span text:style-name="T19"/></text:p>
      <text:h text:style-name="P11" text:outline-level="2"><text:bookmark-start text:name="__RefHeading___Toc789_977453358"/>Exécution du projet<text:bookmark-end text:name="__RefHeading___Toc789_977453358"/></text:h>
      <text:p text:style-name="P26">Pour exécuter le projet, tapez la commande <text:span text:style-name="T6">./bin/tpcc. </text:span><text:span text:style-name="T21">Vous pourrez alors écrire du code tpc dans le terminal.</text:span></text:p>
      <text:p text:style-name="P27"><text:span text:style-name="T21">P</text:span><text:span text:style-name="T20">our exécuter le projet avec un de vos code tpc écrit dans un fichier, tapez la commande <text:s text:c="19"/></text:span><text:span text:style-name="T47">./bin/tpcc &lt; NomDeFichier.tpc</text:span></text:p>
      <text:h text:style-name="P13" text:outline-level="2"/>
      <text:h text:style-name="P18" text:outline-level="2"/>
      <text:h text:style-name="P12" text:outline-level="2"><text:bookmark-start text:name="__RefHeading___Toc791_977453358"/>Option<text:span text:style-name="T81">s</text:span> du programme<text:bookmark-end text:name="__RefHeading___Toc791_977453358"/></text:h>
      <text:p text:style-name="P28">Le programme permet de lui entrer des paramètres pour l’affichage de l’arbre abstrait et/<text:span text:style-name="T77">ou</text:span> des tables des symboles <text:span text:style-name="T77">et/ou d’une aide</text:span>.</text:p>
      <text:h text:style-name="P19" text:outline-level="3"><text:bookmark-start text:name="__RefHeading___Toc793_977453358"/>Arbre abstrait<text:bookmark-end text:name="__RefHeading___Toc793_977453358"/></text:h>
      <text:p text:style-name="P29">Pour afficher l’arbre abstrait, ajouter l’option <text:span text:style-name="T50">-t</text:span> ou bien <text:span text:style-name="T50">--</text:span><text:span text:style-name="T51">tree</text:span><text:span text:style-name="T63"> lors de l’exécution, par exemple</text:span></text:p>
      <text:p text:style-name="P30">./<text:span text:style-name="T73">bin/tpcc -t &lt; NomDeFichier.tpc </text:span><text:span text:style-name="T63">ou bien .</text:span>/<text:span text:style-name="T73">bin/tpcc --tree &lt; NomDeFichier.tpc</text:span></text:p>
      <text:h text:style-name="P20" text:outline-level="3"><text:bookmark-start text:name="__RefHeading___Toc795_977453358"/>Tables des symboles<text:bookmark-end text:name="__RefHeading___Toc795_977453358"/></text:h>
      <text:p text:style-name="P33"><text:span text:style-name="T72">Pour afficher l</text:span><text:span text:style-name="T74">es tables des symboles</text:span><text:span text:style-name="T72">, ajouter l’option </text:span><text:span text:style-name="T52">-</text:span><text:span text:style-name="T53">s </text:span><text:span text:style-name="T72">ou bien </text:span><text:span text:style-name="T52">--</text:span><text:span text:style-name="T54">symtabs</text:span><text:span text:style-name="T63"> lors de l’exécution, par exemple</text:span></text:p>
      <text:p text:style-name="P31">./<text:span text:style-name="T73">bin/tpcc -</text:span><text:span text:style-name="T76">s </text:span><text:span text:style-name="T73">&lt; NomDeFichier.tpc </text:span><text:span text:style-name="T63">ou bien .</text:span>/<text:span text:style-name="T73">bin/tpcc </text:span>--<text:span text:style-name="T75">symtabs</text:span><text:span text:style-name="T73"> &lt; NomDeFichier.tpc</text:span></text:p>
      <text:h text:style-name="P21" text:outline-level="3"><text:bookmark-start text:name="__RefHeading___Toc797_977453358"/>Aide<text:bookmark-end text:name="__RefHeading___Toc797_977453358"/></text:h>
      <text:p text:style-name="P34"><text:span text:style-name="T72">Pour afficher l’</text:span><text:span text:style-name="T78">aide</text:span><text:span text:style-name="T72">, ajouter l’option </text:span><text:span text:style-name="T52">-</text:span><text:span text:style-name="T55">h</text:span><text:span text:style-name="T53"> </text:span><text:span text:style-name="T72">ou bien </text:span><text:span text:style-name="T52">--</text:span><text:span text:style-name="T55">help </text:span><text:span text:style-name="T63">lors de l’exécution, par exemple</text:span></text:p>
      <text:p text:style-name="P32">./<text:span text:style-name="T73">bin/tpcc -</text:span><text:span text:style-name="T80">h</text:span><text:span text:style-name="T76"> </text:span><text:span text:style-name="T73">&lt; NomDeFichier.tpc </text:span><text:span text:style-name="T63">ou bien .</text:span>/<text:span text:style-name="T73">bin/tpcc </text:span>--<text:span text:style-name="T79">help</text:span><text:span text:style-name="T73"> &lt; NomDeFichier.tpc</text:span></text:p>
      <text:h text:style-name="P14" text:outline-level="2"><text:bookmark-start text:name="__RefHeading___Toc869_977453358"/>Exécution du script Bash<text:bookmark-end text:name="__RefHeading___Toc869_977453358"/></text:h>
      <text:p text:style-name="P35"><text:span text:style-name="T82">Ce projet dispose aussi un script </text:span><text:span text:style-name="T3">Bash</text:span><text:span text:style-name="T82"> permettant de réaliser des tests automatiquement </text:span><text:span text:style-name="T83">sur une larges séries des codes source tpc correct ou non.</text:span></text:p>
      <text:p text:style-name="P36">Pour lancer ces tests automatique, veuillez vous placer à la racine du projet, là où est le fichier contenant le script, et entrez la commande <text:span text:style-name="T6">./</text:span><text:span text:style-name="T9">script.sh</text:span><text:span text:style-name="T22"> <text:tab/><text:tab/><text:tab/><text:tab/><text:tab/><text:tab/> <text:s text:c="7"/></text:span><text:span text:style-name="T23">Un fichier </text:span><text:span text:style-name="T10">rapport_tests.txt</text:span><text:span text:style-name="T23"> contenant un récapitulatif des </text:span><text:span text:style-name="T24">résultats des</text:span><text:span text:style-name="T23"> tests est alors crée.</text:span></text:p>
      <text:h text:style-name="P15" text:outline-level="2"><text:bookmark-start text:name="__RefHeading___Toc1001_977453358"/>Rajout de <text:span text:style-name="T87">fichiers </text:span>test personnels<text:bookmark-end text:name="__RefHeading___Toc1001_977453358"/></text:h>
      <text:p text:style-name="P37">Si vous voulez rajouter vos propres fichier <text:span text:style-name="T84">test </text:span>contenant du code tpc, vous devez le placer dans le dossier correspondant à votre fichier dans le dossier test. <text:span text:style-name="T56">Votre code doit obligatoirement avoir comme extension .tpc</text:span><text:span text:style-name="T85">. </text:span><text:span text:style-name="T84">Par exemple, si votre fichier </text:span><text:span text:style-name="T86">ne contient pas d’erreur syntaxiques ou sémantiques, placez le dans </text:span><text:span text:style-name="T11">test/good</text:span><text:span text:style-name="T25">. </text:span><text:span text:style-name="T26">Si votre fichier provoque un warning, placez le dans </text:span><text:span text:style-name="T12">test/warn</text:span><text:span text:style-name="T26">. Si votre fichier test provoque une erreur syntaxique (respectivement une erreur sémantique) placez le dans </text:span><text:span text:style-name="T12">test/syn-err</text:span><text:span text:style-name="T26"> (respectivement </text:span><text:span text:style-name="T12">test/sem-error</text:span><text:span text:style-name="T26">).</text:span></text:p>
      <text:p text:style-name="P58"><text:span text:style-name="T26"/></text:p>
      <text:h text:style-name="P8" text:outline-level="1"><text:bookmark-start text:name="__RefHeading___Toc1195_977453358"/>Architecture<text:bookmark-end text:name="__RefHeading___Toc1195_977453358"/></text:h>
      <text:h text:style-name="P16" text:outline-level="2"><text:bookmark-start text:name="__RefHeading___Toc1197_977453358"/>Organisation du projet<text:bookmark-end text:name="__RefHeading___Toc1197_977453358"/></text:h>
      <text:p text:style-name="P38">Le projet est composé de plusieurs sous-dossiers et fichiers.</text:p>
      <text:p text:style-name="P38">Il y a le dossier <text:span text:style-name="T50">bin </text:span><text:span text:style-name="T62">qui va contenir le futur exécutable.</text:span></text:p>
      <text:p text:style-name="P38"><text:span text:style-name="T62">Il y a le dossier </text:span><text:span text:style-name="T50">doc</text:span><text:span text:style-name="T62"> qui contient ce rapport.</text:span></text:p>
      <text:p text:style-name="P39"><text:span text:style-name="T62">Il y a le dossier </text:span><text:span text:style-name="T50">obj</text:span><text:span text:style-name="T62"> qui va contenir tous les fichiers objet qui seront générés lors de la compilation.</text:span></text:p>
      <text:p text:style-name="P40"><text:span text:style-name="T62">Il y a </text:span><text:span text:style-name="T64">l</text:span><text:span text:style-name="T62">e dossier </text:span><text:span text:style-name="T57">src</text:span><text:span text:style-name="T65"> qui contient les fichiers sources de notre compilateur.</text:span></text:p>
      <text:p text:style-name="P41"><text:span text:style-name="T65">Il y a le dossier </text:span><text:span text:style-name="T57">test</text:span><text:span text:style-name="T65"> qui contient quatre dossiers contenant respectivement des fichiers test correct, avec des erreurs syntaxiques, avec des erreurs sémantiques et des fichiers test générant des warning</text:span><text:span text:style-name="T66">s.</text:span></text:p>
      <text:p text:style-name="P42"><text:span text:style-name="T66">I</text:span><text:span text:style-name="T62">l y a le </text:span><text:span text:style-name="T50">Makefile</text:span><text:span text:style-name="T62"> qui permet de compiler les différents fichiers composants le projet.</text:span></text:p>
      <text:p text:style-name="P42"><text:span text:style-name="T62">Il y a un </text:span><text:span text:style-name="T50">script Bash </text:span><text:span text:style-name="T62">permettant de lancer des tests automatiques au compilateur.</text:span></text:p>
      <text:h text:style-name="P17" text:outline-level="2"><text:bookmark-start text:name="__RefHeading___Toc1199_977453358"/>Modularité<text:bookmark-end text:name="__RefHeading___Toc1199_977453358"/></text:h>
      <text:p text:style-name="P43">Notre projet se décompose en 5 modules.</text:p>
      <text:p text:style-name="P43">Il y a le module <text:span text:style-name="T50">abstract-tree</text:span><text:span text:style-name="T62"> dans lequel on s’occupe de la création de l’arbre abstrait </text:span><text:span text:style-name="T67">ainsi que des fonctions liées à l’arbre abstrait.</text:span></text:p>
      <text:p text:style-name="P45"><text:span text:style-name="T67">Il y a le module </text:span><text:span text:style-name="T58">code_nasm</text:span><text:span text:style-name="T67"> dans lequel on s’occupe de la création d</text:span><text:span text:style-name="T68">u fichier cible</text:span><text:span text:style-name="T67"> ainsi que des fonctions liées </text:span><text:span text:style-name="T68">au fichier cible.</text:span></text:p>
      <text:p text:style-name="P44"><text:span text:style-name="T68">Il y a le module </text:span><text:span text:style-name="T59">parser</text:span><text:span text:style-name="T68"> dans lequel on s’occupe d</text:span><text:span text:style-name="T69">u parcours</text:span><text:span text:style-name="T68"> de l’arbre abstrait </text:span><text:span text:style-name="T69">et des tables des <text:s/>symboles</text:span><text:span text:style-name="T67">.</text:span></text:p>
      <text:p text:style-name="P46"><text:span text:style-name="T60">Il y a le module </text:span><text:span text:style-name="T61">SymbolTable</text:span><text:span text:style-name="T70"> dans lequel on s’occupe de la création de</text:span><text:span text:style-name="T71">s tables des symboles </text:span><text:span text:style-name="T67">ainsi que des fonctions liées </text:span><text:span text:style-name="T71">aux tables des symboles</text:span><text:span text:style-name="T67">.</text:span></text:p>
      <text:p text:style-name="P47"><text:span text:style-name="T67">I</text:span><text:span text:style-name="T62">l y a le fichier écrit en </text:span><text:span text:style-name="T50">Flex </text:span><text:span text:style-name="T62">permettant de créer un analyseur lexical.</text:span></text:p>
      <text:p text:style-name="P47"><text:span text:style-name="T62">Il y a le fichier écrit en Bison permettant de créer la grammaire du projet.</text:span></text:p>
      <text:p text:style-name="P48"><text:span text:style-name="T62">Nous avons choisi de modulariser le projet de cette manière afin de le rendre assez épurée et donc facile à lire, à modifier et donc à mettre à jour.</text:span></text:p>
      <text:p text:style-name="P59"><text:span text:style-name="T62"/></text:p>
      <text:h text:style-name="P9" text:outline-level="1"><text:bookmark-start text:name="__RefHeading___Toc1231_977453358"/>Difficultés rencontrées<text:bookmark-end text:name="__RefHeading___Toc1231_977453358"/></text:h>
      <text:p text:style-name="P49"/>
      <text:p text:style-name="P50">Au cours de la réalisation du projet, nous avons rencontrés un nombre important de problèmes et de difficultés. <text:span text:style-name="T88">Ces problèmes nous ont ralenti mais pour la plupart nous avons réussi à les surmonter </text:span><text:span text:style-name="T89">même si nous n’avons pas p</text:span><text:span text:style-name="T90">u</text:span><text:span text:style-name="T89"> totalement finir notre compilateur.</text:span></text:p>
      <text:p text:style-name="P51">La première grosse difficulté que nous avons rencontré<text:span text:style-name="T92">e </text:span>était un problème avec les noms des fonctions et des structures dans l’arbre abstrait. <text:span text:style-name="T91">En effet, si une fonction avait des arguments, son nom dans l’arbre abstrait était écrasé par le nom de son dernier argument, c’est-à-dire si un</text:span><text:span text:style-name="T93">e</text:span><text:span text:style-name="T91"> fonction </text:span><text:span text:style-name="T13">test(int a, int b) {…} </text:span><text:span text:style-name="T27">avait comme nom, dans l’arbre </text:span><text:span text:style-name="T32">abstrait</text:span><text:span text:style-name="T27">, </text:span><text:span text:style-name="T48">b</text:span><text:span text:style-name="T27"> au lieu de </text:span><text:span text:style-name="T48">test</text:span><text:span text:style-name="T27">. </text:span><text:span text:style-name="T28">Pour résoudre ce problème, nous nous sommes penchés sur sa cause </text:span><text:span text:style-name="T29">et cela était causé par un appel du token </text:span><text:span text:style-name="T14">IDENT</text:span><text:span text:style-name="T29"> </text:span><text:span text:style-name="T30">qui écrasait du coup le nom de la fonction et le remplaçait par le nom de son dernier argument. </text:span><text:span text:style-name="T31">Pour régler ça, nous avons sauvegarder le nom de la fonction avant que le token soit appelé sur ses arguments ce qui a permis d’avoir le bon nom de fonction dans l’arbre abstrait et du coup de pouvoir continuer le projet dans de bonnes conditions. </text:span><text:span text:style-name="T33">Malheureusement ce problème nous a fait perdre des points dans la note du rendu intermédiaire et cela aurait pu être évitée.</text:span></text:p>
      <text:p text:style-name="P52"><text:span text:style-name="T34">N</text:span><text:span text:style-name="T36">ous avons aussi eu un problème avec la partie du projet permettant de créer le code cible. </text:span><text:span text:style-name="T35">Nous n’étions clairement pas les meilleurs dans la création du code en assembleur. Les connaissances sur cet aspect du codage nous ont fait défaut </text:span><text:span text:style-name="T37">ce qui a rendu les choses clairement plus difficiles. Notre création de code cible n’est pas terminée ce qui ne permet pas d’avoir un compilateur totalement fonctionnel.</text:span><text:span text:style-name="T38"> </text:span><text:span text:style-name="T39">Nous avons donc préféré bien finir toutes les autres parties du projet bien comme il faut avant </text:span><text:span text:style-name="T40">de mettre toutes nos forces restantes dans la génération de code cible. </text:span><text:span text:style-name="T41">On est déçu de ne pas avoir pu s’attaquer </text:span><text:span text:style-name="T42">totalement </text:span><text:span text:style-name="T41">à l’assembleur qui nous paraissait tellement intéressant </text:span><text:span text:style-name="T43">pour</text:span><text:span text:style-name="T41"> la compréhension l’informatique en général. </text:span><text:span text:style-name="T44">Il nous reste donc un goût amer car nous n’avons pas totalement fini ce compilateur.</text:span></text:p>
      <text:p text:style-name="P53"><text:span text:style-name="T20">Vérifier toutes les erreurs sémantiques était quelque chose de long aussi car il y a beaucoup de choses à regarder et il ne faut pas oublier des cas.</text:span></text:p>
      <text:p text:style-name="P56"><text:span text:style-name="T20">La longueur du projet était aussi une difficulté à prendre en compte. Nous avons travailler au moins 2 heures presque chaque jour pour pouvoir avancer le projet sans être dans une situation insurmontable. </text:span><text:span text:style-name="T46">Notre chargé de TD nous a aussi beaucoup aidé en répondant à nos questions et en nous aiguillant dans la bonne direction et nous le remercions pour ça.</text:span></text:p>
      <text:p text:style-name="P60"><text:span text:style-name="T20"/></text:p>
      <text:h text:style-name="Heading_20_1" text:outline-level="1"><text:bookmark-start text:name="__RefHeading___Toc1803_977453358"/>Expérience d’apprentissage<text:bookmark-end text:name="__RefHeading___Toc1803_977453358"/></text:h>
      <text:p text:style-name="Text_20_body"/>
      <text:p text:style-name="P54"><text:span text:style-name="T45">L</text:span><text:span text:style-name="T31">e contexte sanitaire actuel ne nous a pas permis de nous réunir dans un lieu physique pour avancer le projet, cela a un peu compliqué les choses mais nous avons appris à gérer la répartition du travail, ainsi que la communication entre nous. Pour cela nous avons beaucoup utilisé Discord, qui nous permettait à la fois de communiquer par écrit (transfert de fichiers, questions, remarques, etc...) et par vocal.</text:span></text:p>
      <text:p text:style-name="P55"><text:span text:style-name="T31">N</text:span><text:span text:style-name="T20">ous avons pu avoir un aperçu de comment un langage fonctionne, de comment les cas d’erreur sont gérés et de comment un exécutable est crée.</text:span></text:p>
      <text:p text:style-name="P57"><text:span text:style-name="T20">Ce projet nous a beaucoup intéressé car on a vu les étapes à suivre lors de la création d’un nouveau langage de programmation et nous avons une idée assez claire de la difficulté que cela représen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edc16" officeooo:paragraph-rsid="000edc1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GHAMRI Samy</text:p>
        <text:p text:style-name="MP1">OSAJ Xhavit<text:tab/><text:tab/><text:page-number text:select-page="current">6</text:page-number> / <text:page-count>6</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6T17:18:24.787320192</meta:creation-date>
    <dc:date>2021-06-06T20:14:19.905023999</dc:date>
    <meta:editing-duration>PT2H54M14S</meta:editing-duration>
    <meta:editing-cycles>144</meta:editing-cycles>
    <meta:generator>LibreOffice/6.4.7.2$Linux_X86_64 LibreOffice_project/40$Build-2</meta:generator>
    <meta:document-statistic meta:table-count="0" meta:image-count="0" meta:object-count="0" meta:page-count="6" meta:paragraph-count="77" meta:word-count="1434" meta:character-count="8628" meta:non-whitespace-character-count="7237"/>
  </office:meta>
</office:document-meta>
</file>